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d389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3894" officeooo:paragraph-rsid="001d389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1d3894" officeooo:paragraph-rsid="001d3894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officeooo:rsid="001d3894" officeooo:paragraph-rsid="001d3894"/>
    </style:style>
    <style:style style:name="P6" style:family="paragraph" style:parent-style-name="Standard">
      <style:paragraph-properties fo:text-align="justify" style:justify-single-word="false"/>
      <style:text-properties fo:font-size="2pt" officeooo:rsid="001d3894" officeooo:paragraph-rsid="001d3894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officeooo:paragraph-rsid="001d3894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officeooo:rsid="001d3894"/>
    </style:style>
    <style:style style:name="P10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 officeooo:rsid="001d3894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ecf9c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d3894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d3894" officeooo:paragraph-rsid="001d3894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d3894" officeooo:paragraph-rsid="001ecf9c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d3894" officeooo:paragraph-rsid="001d3894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1d3894" officeooo:paragraph-rsid="001d3894"/>
    </style:style>
    <style:style style:name="T1" style:family="text">
      <style:text-properties officeooo:rsid="001d3894"/>
    </style:style>
    <style:style style:name="T2" style:family="text">
      <style:text-properties fo:font-size="18pt" officeooo:rsid="001d3894" style:font-size-asian="18pt" style:font-size-complex="18pt"/>
    </style:style>
    <style:style style:name="T3" style:family="text">
      <style:text-properties fo:font-size="18pt" officeooo:rsid="0020b074" style:font-size-asian="18pt" style:font-size-complex="18pt"/>
    </style:style>
    <style:style style:name="T4" style:family="text">
      <style:text-properties officeooo:rsid="001ecf9c"/>
    </style:style>
    <style:style style:name="T5" style:family="text">
      <style:text-properties officeooo:rsid="0020b0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LP Project Start Information Sheet, 2015-2016</text:h>
      <text:p text:style-name="P6"/>
      <text:h text:style-name="P9" text:outline-level="3">Project <text:span text:style-name="T5">tag</text:span>: _______________<text:tab/><text:tab/>Platform: <text:tab/> <text:s text:c="2"/>_____________________</text:h>
      <text:p text:style-name="P5"><text:tab/><text:tab/><text:tab/><text:tab/><text:tab/><text:tab/>(CakePHP, Rails, Django; <text:span text:style-name="T5">enter </text:span>"unknown" <text:span text:style-name="T5">if not sure yet</text:span>)</text:p>
      <text:p text:style-name="P5"/>
      <text:p text:style-name="P5">The iterations this year are: </text:p>
      <text:list xml:id="list9117373601262902248" text:style-name="L1">
        <text:list-item>
          <text:p text:style-name="P11"><text:span text:style-name="T1">Fall (6 iterations): 1: </text:span>Sep 22 -&gt; Oct 5; 2: Oct 6 -&gt; 19; 3: Oct 20 -&gt; Nov 2; 4: Nov 3 -&gt; 16; 5: Nov 17 -&gt; 30; 6: Dec 1 -&gt; 14</text:p>
          <text:list>
            <text:list-item>
              <text:p text:style-name="P13">Note that the last half of iteration 6 is during finals week</text:p>
            </text:list-item>
          </text:list>
        </text:list-item>
        <text:list-item>
          <text:p text:style-name="P12"><text:span text:style-name="T1">Spring (8 iterations): </text:span>Jan 19 -&gt; Feb 1; 8: Feb 2 -&gt; 15; 9: Feb 16 -&gt; 29; 10: Mar 1 -&gt; 14; 11: Mar 15 -&gt; 28; 12: Mar 29 -&gt; Apr 11; 13: Apr 12 -&gt; 25; 14: Apr 26 -&gt; May 9</text:p>
          <text:list>
            <text:list-item>
              <text:p text:style-name="P14">Note that <text:span text:style-name="T4">iteration 10 fully contains spring break, and </text:span>the last half of 14 is during finals week</text:p>
            </text:list-item>
          </text:list>
        </text:list-item>
      </text:list>
      <text:p text:style-name="P5"/>
      <text:p text:style-name="P5">The phases this year are:</text:p>
      <text:list xml:id="list8285165110897463513" text:style-name="L2">
        <text:list-item>
          <text:p text:style-name="P15">Fall semester: 6 iterations; each phase will be two iterations long</text:p>
          <text:list>
            <text:list-item>
              <text:p text:style-name="P15">Phase 1 is iterations 1-2, phase 2 is iterations 3-4, and phase 3 is iterations 5-6</text:p>
            </text:list-item>
          </text:list>
        </text:list-item>
        <text:list-item>
          <text:p text:style-name="P15">Spring semester: 8 iterations; phase sizes will differ depending on the group size</text:p>
          <text:list>
            <text:list-item>
              <text:p text:style-name="P15">For 6 person groups, there will be 3 phases: phase 4 is iterations 7-9, phase 5 is iterations 10-11, and phase 6 is iterations 12-14</text:p>
            </text:list-item>
            <text:list-item>
              <text:p text:style-name="P15">For 7 person groups, there will be 4 phases: phase 4 is iterations 7-8, phase 5 is iterations 9-10, phase "5.5" is iterations 11-12, and phase 6 is iterations 13-14</text:p>
            </text:list-item>
          </text:list>
        </text:list-item>
      </text:list>
      <text:p text:style-name="P5"/>
      <text:p text:style-name="P5">In the table below, please enter who will have the leadership roles for each phase, with the restrictions: </text:p>
      <text:list xml:id="list9205580163348303791" text:style-name="L3">
        <text:list-item>
          <text:p text:style-name="P16">Nobody can have two leadership roles in the fall</text:p>
        </text:list-item>
        <text:list-item>
          <text:p text:style-name="P16">Everybody must do one phase as secretary and one phase as project lead</text:p>
        </text:list-item>
      </text:list>
      <text:p text:style-name="P5"/>
      <text:p text:style-name="P5">Note that the spring semester phase dates will vary depending on whether you are in a 6, <text:span text:style-name="T5">7, or 8</text:span> person group. <text:s/>And first names is fine (assuming there are not multiple people with the same first name). <text:s/>Or you can use UVa userids.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hase</text:p>
          </table:table-cell>
          <table:table-cell table:style-name="Table1.A1" office:value-type="string">
            <text:p text:style-name="P3">Project lead</text:p>
          </table:table-cell>
          <table:table-cell table:style-name="Table1.C1" office:value-type="string">
            <text:p text:style-name="P3">Secretary</text:p>
          </table:table-cell>
        </table:table-row>
        <table:table-row>
          <table:table-cell table:style-name="Table1.B8" office:value-type="string">
            <text:p text:style-name="P4">1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2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3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4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5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6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1"><text:span text:style-name="T2">7</text:span><text:span text:style-name="T1"> (for 7 or 8 person groups only)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1"><text:span text:style-name="T3">8</text:span><text:span text:style-name="T1"> (for 8 person groups only)</text:span>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32:43</meta:creation-date>
    <meta:print-date>2014-09-16T13:43:26</meta:print-date>
    <dc:date>2015-09-21T00:18:10.324651650</dc:date>
    <meta:editing-duration>PT12M48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354" meta:character-count="1765" meta:non-whitespace-character-count="1436"/>
  </office:meta>
</office:document-meta>
</file>